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Courier 10 Pitch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e Link SDK JavaScript Libraries</text:h>
      <text:h text:style-name="Heading_20_2" text:outline-level="2">Utility Functions for Reporting Status and Errors</text:h>
      <text:p text:style-name="Text_20_body">The JavaScript file helix.utils.js contains the Helix.Utils JavaScript object. Methods in this object provide useful utility functions for your applications. A selection of these methods are outlined here. For more detail, please consult the source code directly.</text:p>
      <text:h text:style-name="Heading_20_3" text:outline-level="3">Helix.Utils.statusMessage</text:h>
      <text:p text:style-name="Standard">The <text:span text:style-name="T1">statusMessage</text:span> method is a convenient way to communicate the result of an operation to the user. When this function is called, a hovering message is placed in the upper left-hand corner of the screen. The styling and icons in this hovering box indicate the type of message – status, warning, or error. The box also contains a title message and a detailed message. The box will hover for a specified duration, in seconds, or until it is tapped by the user. Under the covers, this utility function uses the <text:span text:style-name="T1">helixGrowl</text:span> jQuery plugins, which is described in the components section.</text:p>
      <text:p text:style-name="Standard"/>
      <text:p text:style-name="Standard">The signature for this method is as follows:</text:p>
      <text:p text:style-name="Standard"/>
      <text:p text:style-name="Standard"><text:tab/><text:span text:style-name="T1">statusMessage(summary, msg, severity, lifetime)</text:span></text:p>
      <text:p text:style-name="Standard"><text:span text:style-name="T1"/></text:p>
      <text:p text:style-name="Standard">The arguments have the following meanings:</text:p>
      <text:p text:style-name="Standard"/>
      <text:list xml:id="list1994307687" text:style-name="L1">
        <text:list-item>
          <text:p text:style-name="P1">The summary is the title message for the growl box.</text:p>
        </text:list-item>
        <text:list-item>
          <text:p text:style-name="P1">The message is the detailed message that appears in the box.</text:p>
        </text:list-item>
        <text:list-item>
          <text:p text:style-name="P1">The severity determines the styling of the box. Valid values are “info”, “warn”, “error”, and “fatal”.</text:p>
        </text:list-item>
        <text:list-item>
          <text:p text:style-name="P1">The lifetime is the number of milliseconds that the box will linger on the page before disappearing. The default value is 15,000 when this option is not specifi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th Hallem</meta:initial-creator>
    <meta:creation-date>2013-07-24T09:32:00</meta:creation-date>
    <dc:date>2013-07-24T09:40:45</dc:date>
    <dc:creator>Seth Hallem</dc:creator>
    <meta:editing-duration>PT8M45S</meta:editing-duration>
    <meta:editing-cycles>7</meta:editing-cycles>
    <meta:generator>LibreOffice/3.4$Unix LibreOffice_project/340m1$Build-402</meta:generator>
    <meta:document-statistic meta:table-count="0" meta:image-count="0" meta:object-count="0" meta:page-count="1" meta:paragraph-count="12" meta:word-count="237" meta:character-count="1468" meta:non-whitespace-character-count="1246"/>
  </office:meta>
</office:document-meta>
</file>